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margin-left="0.7874in" fo:margin-right="0.7874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ECTION 1: A MODEL OF THE EMBRYO. MORPHOGENS</text:span></text:p>
      <text:p text:style-name="Horizontal_20_Line"/>
      <text:p text:style-name="Text_20_body"><text:span text:style-name="Strong_20_Emphasis">Sentence 1:</text:span><text:line-break/>"In this section a mathematical model of the growing embryo will be described."</text:p>
      <text:p text:style-name="Text_20_body"><text:span text:style-name="Strong_20_Emphasis">Expansion:</text:span><text:line-break/>Turing signals: "I'm building a simplified model of how organisms develop form." Think of it as a blueprint of form-making, not life itself.<text:line-break/><text:span text:style-name="Strong_20_Emphasis">Tool:</text:span> Conceptual framework — no formula yet.</text:p>
      <text:p text:style-name="Horizontal_20_Line"/>
      <text:p text:style-name="Text_20_body"><text:span text:style-name="Strong_20_Emphasis">Sentence 2:</text:span><text:line-break/>"This model will be a simplification and an idealization, and consequently a falsification."</text:p>
      <text:p text:style-name="Text_20_body"><text:span text:style-name="Strong_20_Emphasis">Expansion:</text:span><text:line-break/>He admits it’s an abstraction — not a perfect mirror of biology but a reduction to highlight generative essentials.<text:line-break/><text:span text:style-name="Strong_20_Emphasis">Tool:</text:span> Model theory — simplification engine.</text:p>
      <text:p text:style-name="Horizontal_20_Line"/>
      <text:p text:style-name="Text_20_body"><text:span text:style-name="Strong_20_Emphasis">Sentence 3:</text:span><text:line-break/>"It is to be hoped that the features retained for discussion are those of greatest importance in the present state of knowledge."</text:p>
      <text:p text:style-name="Text_20_body"><text:span text:style-name="Strong_20_Emphasis">Expansion:</text:span><text:line-break/>This is triage: he keeps what matters most for today's understanding and leaves out complexity beyond reach.<text:line-break/><text:span text:style-name="Strong_20_Emphasis">Tool:</text:span> Feature selection (conceptual).</text:p>
      <text:p text:style-name="Horizontal_20_Line"/>
      <text:p text:style-name="Text_20_body"><text:span text:style-name="Strong_20_Emphasis">Sentence 4:</text:span><text:line-break/>"The model takes two slightly different forms."</text:p>
      <text:p text:style-name="Text_20_body"><text:span text:style-name="Strong_20_Emphasis">Expansion:</text:span><text:line-break/>Fork in the path. One uses discrete cells, the other smooth fields.</text:p>
      <text:p text:style-name="Horizontal_20_Line"/>
      <text:p text:style-name="Text_20_body"><text:span text:style-name="Strong_20_Emphasis">Sentence 5:</text:span><text:line-break/>"In one of them the cell theory is recognized but the cells are idealized into geometrical points."</text:p>
      <text:p text:style-name="Text_20_body"><text:span text:style-name="Strong_20_Emphasis">Expansion:</text:span><text:line-break/>Cells = abstract dots. Think of a lattice or particle simulation. <text:span text:style-name="Strong_20_Emphasis">Tool:</text:span> Lattice model / discrete grid</text:p>
      <text:p text:style-name="P1">Display: 2D/3D matrix of points with values at nodes.</text:p>
      <text:p text:style-name="Horizontal_20_Line"/>
      <text:p text:style-name="Text_20_body"><text:span text:style-name="Strong_20_Emphasis">Sentence 6:</text:span><text:line-break/>"In the other the matter of the organism is imagined as continuously distributed."</text:p>
      <text:p text:style-name="Text_20_body"><text:soft-page-break/><text:span text:style-name="Strong_20_Emphasis">Expansion:</text:span><text:line-break/>Smooth field. Think of a fabric with gradients of chemical properties. <text:span text:style-name="Strong_20_Emphasis">Tool:</text:span> Scalar/vector field (continuum mechanics)</text:p>
      <text:p text:style-name="P1">Display: 2D heatmap / 3D volume field (isosurfaces, gradients).</text:p>
      <text:p text:style-name="Horizontal_20_Line"/>
      <text:p text:style-name="Text_20_body"><text:span text:style-name="Strong_20_Emphasis">Sentence 7:</text:span><text:line-break/>"The cells are not, however, completely ignored, for various physical and physico-chemical characteristics of the matter as a whole are assumed to have values appropriate to the cellular matter."</text:p>
      <text:p text:style-name="Text_20_body"><text:span text:style-name="Strong_20_Emphasis">Expansion:</text:span><text:line-break/>Even in the smooth model, assumptions are based on cell-like properties: elasticity, resistance, etc. It’s a hybrid model.<text:line-break/><text:span text:style-name="Strong_20_Emphasis">Tool:</text:span> Parameter embedding (biological realism in physics).</text:p>
      <text:p text:style-name="Horizontal_20_Line"/>
      <text:p text:style-name="Text_20_body"><text:span text:style-name="Strong_20_Emphasis">Sentence 8:</text:span><text:line-break/>"With either of the models one proceeds as with a physical theory and defines an entity called <text:span text:style-name="Emphasis">the state of the system</text:span>."</text:p>
      <text:p text:style-name="Text_20_body"><text:span text:style-name="Strong_20_Emphasis">Expansion:</text:span><text:line-break/>The "state" is the full snapshot of position, velocity, concentration, etc. at a moment in time. <text:span text:style-name="Strong_20_Emphasis">Tool:</text:span> State vector (dynamical systems)</text:p>
      <text:p text:style-name="P1">Used in ODE/PDE solvers and simulations.</text:p>
      <text:p text:style-name="Horizontal_20_Line"/>
      <text:p text:style-name="Text_20_body"><text:span text:style-name="Strong_20_Emphasis">Sentence 9:</text:span><text:line-break/>"One then describes how that state is to be determined from the state at a moment very shortly before."</text:p>
      <text:p text:style-name="Text_20_body"><text:span text:style-name="Strong_20_Emphasis">Expansion:</text:span><text:line-break/>This is motion through time: differential equations update the system forward in tiny steps. <text:span text:style-name="Strong_20_Emphasis">Tool:</text:span> Time evolution equation</text:p>
      <text:p text:style-name="P1">Example: Euler or Runge-Kutta method to integrate ∂x/∂t.</text:p>
      <text:p text:style-name="Horizontal_20_Line"/>
      <text:p text:style-name="Text_20_body"><text:span text:style-name="Strong_20_Emphasis">Sentence 10:</text:span><text:line-break/>"With either model the description of the state consists of two parts, the mechanical and the chemical."</text:p>
      <text:p text:style-name="Text_20_body"><text:span text:style-name="Strong_20_Emphasis">Expansion:</text:span><text:line-break/>Two layers: physical forces (movement, tension) and chemical (concentration, diffusion, reaction). <text:span text:style-name="Strong_20_Emphasis">Tool:</text:span> Coupled systems (mechanics + chemistry)</text:p>
      <text:p text:style-name="P1">Display: dual-layer sim — one for motion, one for chemical field.</text:p>
      <text:p text:style-name="Horizontal_20_Line"/>
      <text:p text:style-name="Text_20_body"><text:soft-page-break/><text:span text:style-name="Strong_20_Emphasis">Sentence 11:</text:span><text:line-break/>"The mechanical part of the state describes the positions, masses, velocities and elastic properties of the cells, and the forces between them."</text:p>
      <text:p text:style-name="Text_20_body"><text:span text:style-name="Strong_20_Emphasis">Expansion:</text:span><text:line-break/>Physics layer — it's a soft-body simulation of elastic blobs. <text:span text:style-name="Strong_20_Emphasis">Tool:</text:span> Elastic solid mechanics</text:p>
      <text:p text:style-name="P1">Equations: Hooke's law, Navier-Cauchy equations<text:line-break/>Display: mesh deformation or spring-mass system.</text:p>
      <text:p text:style-name="Horizontal_20_Line"/>
      <text:p text:style-name="Text_20_body"><text:span text:style-name="Strong_20_Emphasis">Sentence 12:</text:span><text:line-break/>"In the continuous form of the theory essentially the same information is given in the form of the stress, velocity, density and elasticity of the matter."</text:p>
      <text:p text:style-name="Text_20_body"><text:span text:style-name="Strong_20_Emphasis">Expansion:</text:span><text:line-break/>In the smooth case, this becomes a vector/tensor field.<text:line-break/><text:span text:style-name="Strong_20_Emphasis">Tool:</text:span> Stress-energy tensor field (continuum mechanics)</text:p>
      <text:p text:style-name="P1">Display: flow field + vector arrows over surface.</text:p>
      <text:p text:style-name="Horizontal_20_Line"/>
      <text:p text:style-name="Text_20_body"><text:span text:style-name="Strong_20_Emphasis">Sentence 13:</text:span><text:line-break/>"The chemical part of the state is given (in the cell form of theory) as the chemical composition of each separate cell; the diffusibility of each substance between each two adjacent cells must also be given."</text:p>
      <text:p text:style-name="Text_20_body"><text:span text:style-name="Strong_20_Emphasis">Expansion:</text:span><text:line-break/>Each node has concentrations; edges between them have diffusion constants.<text:line-break/><text:span text:style-name="Strong_20_Emphasis">Tool:</text:span> Discrete reaction-diffusion network</text:p>
      <text:p text:style-name="P1">Equations: C_i(t+1) = C_i(t) + D(C_j - C_i) + R(C_i)<text:line-break/>Display: 2D grid color map or graph edges with flow.</text:p>
      <text:p text:style-name="Horizontal_20_Line"/>
      <text:p text:style-name="Text_20_body"><text:span text:style-name="Strong_20_Emphasis">Sentence 14:</text:span><text:line-break/>"In the continuous form of the theory the concentrations and diffusibilities of each substance have to be given at each point."</text:p>
      <text:p text:style-name="Text_20_body"><text:span text:style-name="Strong_20_Emphasis">Expansion:</text:span><text:line-break/>This gives rise to the famous reaction-diffusion PDE:<text:line-break/><text:span text:style-name="Strong_20_Emphasis">Tool:</text:span> Reaction-Diffusion Equation</text:p>
      <text:p text:style-name="P1">Equation: ∂C/∂t = D∇²C + R(C)<text:line-break/>Display: heatmaps, isosurfaces, evolving textures in 2D/3D.</text:p>
      <text:p text:style-name="Horizontal_20_Line"/>
      <text:p text:style-name="Text_20_body"><text:span text:style-name="Strong_20_Emphasis">Sentence 15:</text:span><text:line-break/>"In determining the changes of state one should take into account:"</text:p>
      <text:p text:style-name="Text_20_body"><text:soft-page-break/><text:span text:style-name="Strong_20_Emphasis">Expansion:</text:span><text:line-break/>Turing is about to give us a checklist—the driving laws for system evolution. <text:span text:style-name="Strong_20_Emphasis">Tool:</text:span> State transition framework — input into simulator logic.</text:p>
      <text:p text:style-name="Horizontal_20_Line"/>
      <text:p text:style-name="Text_20_body"><text:span text:style-name="Strong_20_Emphasis">Sentence 16 (i):</text:span><text:line-break/>"The changes of position and velocity as given by Newton’s laws of motion."</text:p>
      <text:p text:style-name="Text_20_body"><text:span text:style-name="Strong_20_Emphasis">Expansion:</text:span><text:line-break/>Standard physics—forces cause acceleration, etc. <text:span text:style-name="Strong_20_Emphasis">Tool:</text:span> Newtonian mechanics</text:p>
      <text:p text:style-name="P1">Equation: F = ma, integrated over time<text:line-break/>Display: vector motion, elastic mesh dynamics.</text:p>
      <text:p text:style-name="Horizontal_20_Line"/>
      <text:p text:style-name="Text_20_body"><text:span text:style-name="Strong_20_Emphasis">Sentence 17 (ii):</text:span><text:line-break/>"The stresses as given by the elasticities and motions, also taking into account the osmotic pressures as given from the chemical data."</text:p>
      <text:p text:style-name="Text_20_body"><text:span text:style-name="Strong_20_Emphasis">Expansion:</text:span><text:line-break/>Physical tension between particles AND pressure from chemical gradients. <text:span text:style-name="Strong_20_Emphasis">Tool:</text:span> Elastic stress + Osmotic pressure modeling</text:p>
      <text:p text:style-name="P1">Equation: σ = Eε (stress = elasticity × strain), plus osmotic ∇Π<text:line-break/>Display: deformation plus color-encoded pressure maps.</text:p>
      <text:p text:style-name="Horizontal_20_Line"/>
      <text:p text:style-name="Text_20_body"><text:span text:style-name="Strong_20_Emphasis">Sentence 18 (iii):</text:span><text:line-break/>"The chemical reactions."</text:p>
      <text:p text:style-name="Text_20_body"><text:span text:style-name="Strong_20_Emphasis">Expansion:</text:span><text:line-break/>Reactions change concentrations locally based on current values. <text:span text:style-name="Strong_20_Emphasis">Tool:</text:span> Reaction kinetics</text:p>
      <text:p text:style-name="P1">Equation: dC/dt = k[A][B]...<text:line-break/>Display: intensity shifts over time (heatmaps).</text:p>
      <text:p text:style-name="Horizontal_20_Line"/>
      <text:p text:style-name="Text_20_body"><text:span text:style-name="Strong_20_Emphasis">Sentence 19 (iv):</text:span><text:line-break/>"The diffusion of the chemical substances. The region in which this diffusion is possible is given from the mechanical data."</text:p>
      <text:p text:style-name="Text_20_body"><text:span text:style-name="Strong_20_Emphasis">Expansion:</text:span><text:line-break/>Diffusion is shaped by the tissue’s structure—boundaries and geometry. <text:span text:style-name="Strong_20_Emphasis">Tool:</text:span> Coupled reaction-diffusion + mechanical geometry constraints</text:p>
      <text:p text:style-name="P1">Equation: ∂C/∂t = D∇²C within available space<text:line-break/>Display: diffusing blobs respecting geometry.</text:p>
      <text:p text:style-name="Horizontal_20_Line"/>
      <text:p text:style-name="Text_20_body"><text:soft-page-break/><text:span text:style-name="Strong_20_Emphasis">Sentence 20:</text:span><text:line-break/>"This account of the problem omits many features, e.g. electrical properties and the internal structure of the cell."</text:p>
      <text:p text:style-name="Text_20_body"><text:span text:style-name="Strong_20_Emphasis">Expansion:</text:span><text:line-break/>Turing acknowledges the omissions: not modeling bioelectricity, organelles, etc. <text:span text:style-name="Strong_20_Emphasis">Tool:</text:span> Scope management</text:p>
      <text:p text:style-name="P1">Think: simplified model box — useful, but incomplete.</text:p>
      <text:p text:style-name="Horizontal_20_Line"/>
      <text:p text:style-name="Text_20_body"><text:span text:style-name="Strong_20_Emphasis">Sentence 21:</text:span><text:line-break/>"But even so it is a problem of formidable mathematical complexity."</text:p>
      <text:p text:style-name="Text_20_body"><text:span text:style-name="Strong_20_Emphasis">Expansion:</text:span><text:line-break/>He’s saying: this is already pushing the limits — even <text:span text:style-name="Strong_20_Emphasis">simplified</text:span>, it’s <text:span text:style-name="Strong_20_Emphasis">hella deep</text:span>. <text:span text:style-name="Strong_20_Emphasis">Tool:</text:span> Complexity flag — implied justification for focusing on linear cases.</text:p>
      <text:p text:style-name="Horizontal_20_Line"/>
      <text:p text:style-name="Text_20_body"><text:span text:style-name="Strong_20_Emphasis">Sentence 22:</text:span><text:line-break/>"One cannot at present hope to make any progress with the understanding of such systems except in very simplified cases."</text:p>
      <text:p text:style-name="Text_20_body"><text:span text:style-name="Strong_20_Emphasis">Expansion:</text:span><text:line-break/>This is his license to isolate variables and hold others fixed — so he can proceed. <text:span text:style-name="Strong_20_Emphasis">Tool:</text:span> Justified reductionism.</text:p>
      <text:p text:style-name="Horizontal_20_Line"/>
      <text:p text:style-name="Text_20_body"><text:span text:style-name="Strong_20_Emphasis">Sentence 23:</text:span><text:line-break/>"The interdependence of the chemical and mechanical data adds enormously to the difficulty, and attention will therefore be confined, so far as is possible, to cases where these can be separated."</text:p>
      <text:p text:style-name="Text_20_body"><text:span text:style-name="Strong_20_Emphasis">Expansion:</text:span><text:line-break/>He splits the chemical and mechanical domains. The paper will focus on <text:span text:style-name="Strong_20_Emphasis">chemical-only</text:span> systems. <text:span text:style-name="Strong_20_Emphasis">Tool:</text:span> Domain decoupling</text:p>
      <text:p text:style-name="P1">Will focus on pure reaction-diffusion models.</text:p>
      <text:p text:style-name="Horizontal_20_Line"/>
      <text:p text:style-name="Text_20_body"><text:span text:style-name="Strong_20_Emphasis">Sentence 24:</text:span><text:line-break/>"The mathematics of elastic solids is a well-developed subject, and has often been applied to biological systems."</text:p>
      <text:p text:style-name="Text_20_body"><text:span text:style-name="Strong_20_Emphasis">Expansion:</text:span><text:line-break/>He gives respect to elasticity math but leaves it aside. <text:span text:style-name="Strong_20_Emphasis">Tool:</text:span> Prior art deferment.</text:p>
      <text:p text:style-name="Horizontal_20_Line"/>
      <text:p text:style-name="Text_20_body"><text:span text:style-name="Strong_20_Emphasis">Sentence 25 (final of section):</text:span><text:line-break/>"In this paper it is proposed to give attention rather to cases where the mechanical aspect can be ignored and the chemical aspect is the most significant."</text:p>
      <text:p text:style-name="Text_20_body"><text:soft-page-break/><text:span text:style-name="Strong_20_Emphasis">Expansion:</text:span><text:line-break/><text:span text:style-name="Strong_20_Emphasis">This is the pivot.</text:span> From here forward, chemistry leads. It’s the core of morphogenesis—governing how undifferentiated tissue can self-organize into pattern, structure, and form. This is the paper's central lens: that chemical interaction alone may hold the key to emergence, from spots on a leopard to the limbs of a starfish. <text:span text:style-name="Strong_20_Emphasis">Tool:</text:span> Reaction-Diffusion model focus — foundation of pattern formation.</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2T00:22:22.423349271</meta:creation-date>
    <dc:date>2025-07-12T00:23:06.514447928</dc:date>
    <meta:editing-duration>PT53S</meta:editing-duration>
    <meta:editing-cycles>1</meta:editing-cycles>
    <meta:document-statistic meta:table-count="0" meta:image-count="0" meta:object-count="0" meta:page-count="6" meta:paragraph-count="66" meta:word-count="1195" meta:character-count="7938" meta:non-whitespace-character-count="6806"/>
    <meta:generator>LibreOffice/25.2.3.2$Linux_X86_64 LibreOffice_project/520$Build-2</meta:generator>
  </office:meta>
</office:document-meta>
</file>